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Nunc varius rutrum est, quis suscipit orci pretium elementum. In eleifend porta ultricies. Vestibulum consequat, urna non viverra pretium, turpis urna pretium ex, quis fringilla orci ligula a erat. Fusce ultricies magna eget ligula rutrum porttitor. Donec est nibh, interdum quis risus a, pulvinar congue ipsum. Nulla facilisi. Fusce aliquam felis leo, sit amet gravida tortor vehicula vel.</text:p>
      <text:p text:style-name="P1">Sed maximus diam vitae risus feugiat, nec efficitur tortor tempor. Vivamus in massa vestibulum, lobortis lacus vel, hendrerit tortor. Cras porta libero fermentum leo fermentum, a dictum ex imperdiet. Sed rutrum purus interdum ligula mollis, non blandit urna semper. Proin gravida urna ante, nec ullamcorper enim hendrerit nec. Sed ac ex ut magna dapibus semper. Nullam consequat odio quam, et faucibus nulla dictum at. Nullam vel placerat nulla. Nulla suscipit felis vitae sem tincidunt tincidunt. Vestibulum gravida blandit lacus in dignissim. Nulla a nulla molestie, vehicula eros quis, scelerisque ligula. Lorem ipsum dolor sit amet, consectetur adipiscing elit. Aenean sit amet venenatis leo. Donec ultricies est ligula, quis tempor nunc faucibus nec.</text:p>
      <text:p text:style-name="P1">Donec eget euismod ipsum, eget finibus ligula. Cras commodo ut odio sit amet hendrerit. Sed sed elementum justo. Pellentesque vel lacus quis lorem dignissim commodo quis eget arcu. Curabitur magna odio, imperdiet vel dui vel, rutrum eleifend urna. Donec hendrerit vestibulum lacus, a tincidunt dui porta ut. Vivamus ut imperdiet mauris, sed ultricies neque. Praesent auctor hendrerit massa, maximus tristique eros ullamcorper consequat.</text:p>
      <text:p text:style-name="P1">Pellentesque a placerat sapien. Quisque vel ipsum eros. Morbi nulla purus, tempor vitae malesuada a, pellentesque ac lectus. Morbi non velit eu libero accumsan lobortis. Morbi quis mi nisl. Fusce pretium dolor ac elit efficitur ornare ut eget ligula. Quisque euismod tellus nisl, quis consectetur tortor pulvinar nec. Maecenas ac orci vitae erat molestie lobortis vehicula ut justo. In aliquam dapibus convallis. Donec ac blandit augue. Sed tempor pellentesque est in sagittis. Nulla nulla ipsum, vulputate ut iaculis dapibus, vehicula in ante. Donec nec turpis tincidunt, sollicitudin sapien vitae, tempus nunc. Nunc mollis felis in est egestas sodales.</text:p>
      <text:p text:style-name="P1">Integer eros lacus, facilisis ut porttitor imperdiet, vehicula sed nisl. Praesent vestibulum, nunc at sodales dignissim, diam lectus luctus lectus, vitae finibus eros odio vitae sem. Donec sit amet porttitor tortor. Phasellus orci leo, ultrices quis justo eget, fringilla ornare justo. Nullam ultricies fermentum sapien, nec aliquam lectus lacinia nec. Morbi rutrum viverra finibus. Aenean eget aliquam urn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4T19:03:14.198244274</meta:creation-date>
    <dc:date>2018-03-24T19:05:26.658579451</dc:date>
    <meta:editing-duration>PT2M12S</meta:editing-duration>
    <meta:editing-cycles>1</meta:editing-cycles>
    <meta:document-statistic meta:table-count="0" meta:image-count="0" meta:object-count="0" meta:page-count="1" meta:paragraph-count="5" meta:word-count="397" meta:character-count="2700" meta:non-whitespace-character-count="2308"/>
    <meta:generator>LibreOffice/5.1.6.2$Linux_X86_64 LibreOffice_project/10m0$Build-2</meta:generator>
  </office:meta>
</office:document-meta>
</file>